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454cm" fo:min-width="3.204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894cm" fo:min-width="3.2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28cm" fo:min-width="4.686cm"/>
    </style:style>
    <style:style style:name="gr4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botto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margin-left="0.4cm" fo:margin-right="0cm" fo:text-align="start" fo:text-indent="0cm"/>
    </style:style>
    <style:style style:name="P4" style:family="paragraph">
      <loext:graphic-properties draw:fill="solid" draw:fill-color="#ffffff"/>
      <style:paragraph-properties fo:margin-left="0.4cm" fo:margin-right="0cm" fo:text-align="start" fo:text-indent="0cm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  <style:text-properties fo:font-size="12pt"/>
    </style:style>
    <style:style style:name="P8" style:family="paragraph">
      <loext:graphic-properties draw:fill="none"/>
      <style:paragraph-properties fo:text-align="end"/>
      <style:text-properties fo:font-size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g>
          <draw:custom-shape draw:style-name="gr1" draw:text-style-name="P2" xml:id="id1" draw:id="id1" draw:layer="layout" svg:width="4cm" svg:height="4cm" svg:x="6.753cm" svg:y="4.425cm">
            <text:p text:style-name="P1">System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xml:id="id3" draw:id="id3" draw:layer="layout" svg:width="3.994cm" svg:height="2.314cm" svg:x="1.25cm" svg:y="1.461cm">
            <text:p text:style-name="P1">Najemcy</text:p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xml:id="id4" draw:id="id4" draw:layer="layout" svg:width="3.994cm" svg:height="2.314cm" svg:x="12.75cm" svg:y="1.275cm">
            <text:p text:style-name="P1">Sensory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" draw:id="id2" draw:layer="layout" svg:width="5.6cm" svg:height="3cm" svg:x="5.953cm" svg:y="10.725cm">
            <text:p text:style-name="P1">Urządzenia HVAC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4" draw:text-style-name="P4" draw:layer="layout" draw:type="line" svg:x1="8.753cm" svg:y1="8.425cm" svg:x2="8.753cm" svg:y2="10.725cm" draw:start-shape="id1" draw:start-glue-point="6" draw:end-shape="id2" draw:end-glue-point="4" svg:d="M8753 8425v2300" svg:viewBox="0 0 1 2301">
            <text:p text:style-name="P3"><text:span text:style-name="T1">Sygnały sterujące </text:span></text:p>
            <text:p text:style-name="P3"><text:span text:style-name="T1">Urządzeniami</text:span></text:p>
            <text:p text:style-name="P3"><text:span text:style-name="T1"/></text:p>
          </draw:connector>
          <draw:connector draw:style-name="gr5" draw:text-style-name="P6" draw:layer="layout" svg:x1="3.247cm" svg:y1="3.775cm" svg:x2="6.753cm" svg:y2="6.425cm" draw:start-shape="id3" draw:start-glue-point="6" draw:end-shape="id1" draw:end-glue-point="5" svg:d="M3247 3775v2650h3506" svg:viewBox="0 0 3507 2651">
            <text:p text:style-name="P5"><text:span text:style-name="T1">Informacje o </text:span></text:p>
            <text:p text:style-name="P5"><text:span text:style-name="T1">wykorzystaniu</text:span></text:p>
            <text:p text:style-name="P5"><text:span text:style-name="T1">pomieszczeń</text:span></text:p>
          </draw:connector>
          <draw:connector draw:style-name="gr5" draw:text-style-name="P8" draw:layer="layout" svg:x1="14.747cm" svg:y1="3.589cm" svg:x2="10.753cm" svg:y2="6.425cm" draw:start-shape="id4" draw:start-glue-point="6" draw:end-shape="id1" draw:end-glue-point="7" svg:d="M14747 3589v2836h-3994" svg:viewBox="0 0 3995 2837">
            <text:p text:style-name="P7">Parametry </text:p>
            <text:p text:style-name="P7">pomieszczenia</text:p>
            <text:p text:style-name="P7">(np. temperatura)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30T02:54:35.255000000</meta:creation-date>
    <dc:date>2017-12-30T03:29:20.037000000</dc:date>
    <meta:editing-duration>PT21M2S</meta:editing-duration>
    <meta:editing-cycles>3</meta:editing-cycles>
    <meta:generator>LibreOffice/5.4.4.2$Windows_X86_64 LibreOffice_project/2524958677847fb3bb44820e40380acbe820f960</meta:generator>
    <meta:document-statistic meta:object-count="8"/>
  </office:meta>
</office:document-meta>
</file>